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Standard" style:list-style-name="L1">
      <style:text-properties style:font-name="Arial" fo:font-size="16pt" style:font-size-asian="16pt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21340656" text:id="ct1213406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21340760" text:id="ct1213407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21340864" text:id="ct1213408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21339824" text:id="ct1213398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09150924726114478" text:style-name="L1">
        <text:list-item>
          <text:p text:style-name="P43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3"/>
        </text:list-item>
      </text:list>
      <text:p text:style-name="Standard"/>
      <text:p text:style-name="P15"/>
      <text:p text:style-name="P2"><text:change text:change-id="ct12134065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6"><text:change text:change-id="ct121340760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121340864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</text:p>
            <text:p text:style-name="P26">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  <text:p text:style-name="P27"/>
            <text:p text:style-name="P27">and to say / unto + him</text:p>
            <text:p text:style-name="P27"/>
            <text:p text:style-name="P27">what ? - to do,make / towards + thee</text:p>
            <text:p text:style-name="P27"/>
            <text:p text:style-name="P27">and to subside / the sea / from above + us / for</text:p>
            <text:p text:style-name="P27"/>
            <text:p text:style-name="P27">the sea / to walk</text:p>
            <text:p text:style-name="P27"/>
            <text:p text:style-name="P27"/>
            <text:p text:style-name="P27">and to toss</text:p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</text:p>
            <text:p text:style-name="P26"><text:s/>כִּי בְשֶׁלִּי הַסַּעַר </text:p>
            <text:p text:style-name="P26"/>
            <text:p text:style-name="P26">הַגָּדוֹל הַזֶּה עֲלֵיכֶם</text:p>
          </table:table-cell>
          <table:table-cell table:style-name="表24.B2" office:value-type="string">
            <text:p text:style-name="P27"/>
            <text:p text:style-name="P27"/>
            <text:p text:style-name="P27">and to say / to + them / to lift + me</text:p>
            <text:p text:style-name="P27">and to pitch over + me / to – the sea</text:p>
            <text:p text:style-name="P27">and to subside / the sea / from above + yous / for / to know / I</text:p>
            <text:p text:style-name="P27"/>
            <text:p text:style-name="P27"/>
            <text:p text:style-name="P27">for / on account + me / the hurricane</text:p>
            <text:p text:style-name="P27"/>
            <text:p text:style-name="P27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@@@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/>
          </table:table-cell>
          <table:table-cell table:style-name="表25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121339824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><text:soft-page-break/></text:p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><text:soft-page-break/></text:p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7267492646542706999" text:style-name="L2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6T08:46:14.94</dc:date>
    <dc:creator>iwabuchi ken</dc:creator>
    <meta:editing-duration>P4DT8H53M36S</meta:editing-duration>
    <meta:editing-cycles>239</meta:editing-cycles>
    <meta:generator>OpenOffice/4.1.3$Win32 OpenOffice.org_project/413m1$Build-9783</meta:generator>
    <meta:document-statistic meta:table-count="30" meta:image-count="0" meta:object-count="0" meta:page-count="30" meta:paragraph-count="739" meta:word-count="3325" meta:character-count="17603"/>
  </office:meta>
</office:document-meta>
</file>